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Versions/Version1" manifest:media-type=""/>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VersionList.xml" manifest:media-type=""/>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Historique" style:family="table">
      <style:table-properties style:width="17cm" table:align="margins"/>
    </style:style>
    <style:style style:name="Historique.A" style:family="table-column">
      <style:table-column-properties style:column-width="2.54cm" style:rel-column-width="9791*"/>
    </style:style>
    <style:style style:name="Historique.B" style:family="table-column">
      <style:table-column-properties style:column-width="2.304cm" style:rel-column-width="8880*"/>
    </style:style>
    <style:style style:name="Historique.C" style:family="table-column">
      <style:table-column-properties style:column-width="3.918cm" style:rel-column-width="15102*"/>
    </style:style>
    <style:style style:name="Historique.D" style:family="table-column">
      <style:table-column-properties style:column-width="8.239cm" style:rel-column-width="31762*"/>
    </style:style>
    <style:style style:name="Historique.A1" style:family="table-cell">
      <style:table-cell-properties style:vertical-align="" fo:background-color="#cc9966" fo:padding="0.097cm" fo:border-left="0.05pt solid #000000" fo:border-right="none" fo:border-top="0.05pt solid #000000" fo:border-bottom="0.05pt solid #000000">
        <style:background-image/>
      </style:table-cell-properties>
    </style:style>
    <style:style style:name="Historique.B1" style:family="table-cell">
      <style:table-cell-properties fo:background-color="#cc9966" fo:padding="0.097cm" fo:border-left="0.05pt solid #000000" fo:border-right="none" fo:border-top="0.05pt solid #000000" fo:border-bottom="0.05pt solid #000000">
        <style:background-image/>
      </style:table-cell-properties>
    </style:style>
    <style:style style:name="Historique.C1" style:family="table-cell">
      <style:table-cell-properties fo:background-color="#cc9966" fo:padding="0.097cm" fo:border-left="0.05pt solid #000000" fo:border-right="none" fo:border-top="0.05pt solid #000000" fo:border-bottom="0.05pt solid #000000">
        <style:background-image/>
      </style:table-cell-properties>
    </style:style>
    <style:style style:name="Historique.D1" style:family="table-cell">
      <style:table-cell-properties fo:background-color="#cc9966" fo:padding="0.097cm" fo:border="0.05pt solid #000000">
        <style:background-image/>
      </style:table-cell-properties>
    </style:style>
    <style:style style:name="Historique.A2" style:family="table-cell">
      <style:table-cell-properties fo:padding="0.097cm" fo:border-left="0.05pt solid #000000" fo:border-right="none" fo:border-top="none" fo:border-bottom="0.05pt solid #000000"/>
    </style:style>
    <style:style style:name="Historique.B2" style:family="table-cell">
      <style:table-cell-properties fo:padding="0.097cm" fo:border-left="0.05pt solid #000000" fo:border-right="none" fo:border-top="none" fo:border-bottom="0.05pt solid #000000"/>
    </style:style>
    <style:style style:name="Historique.C2" style:family="table-cell">
      <style:table-cell-properties fo:padding="0.097cm" fo:border-left="0.05pt solid #000000" fo:border-right="none" fo:border-top="none" fo:border-bottom="0.05pt solid #000000"/>
    </style:style>
    <style:style style:name="Historique.D2" style:family="table-cell">
      <style:table-cell-properties fo:padding="0.097cm" fo:border-left="0.05pt solid #000000" fo:border-right="0.05pt solid #000000" fo:border-top="none" fo:border-bottom="0.05pt solid #000000"/>
    </style:style>
    <style:style style:name="Historique.A3" style:family="table-cell">
      <style:table-cell-properties fo:padding="0.097cm" fo:border-left="0.05pt solid #000000" fo:border-right="none" fo:border-top="none" fo:border-bottom="0.05pt solid #000000"/>
    </style:style>
    <style:style style:name="Historique.B3" style:family="table-cell">
      <style:table-cell-properties fo:padding="0.097cm" fo:border-left="0.05pt solid #000000" fo:border-right="none" fo:border-top="none" fo:border-bottom="0.05pt solid #000000"/>
    </style:style>
    <style:style style:name="Historique.C3" style:family="table-cell">
      <style:table-cell-properties fo:padding="0.097cm" fo:border-left="0.05pt solid #000000" fo:border-right="none" fo:border-top="none" fo:border-bottom="0.05pt solid #000000"/>
    </style:style>
    <style:style style:name="Historique.D3" style:family="table-cell">
      <style:table-cell-properties fo:padding="0.097cm" fo:border-left="0.05pt solid #000000" fo:border-right="0.05pt solid #000000" fo:border-top="none" fo:border-bottom="0.05pt solid #000000"/>
    </style:style>
    <style:style style:name="Historique.A4" style:family="table-cell">
      <style:table-cell-properties fo:padding="0.097cm" fo:border-left="0.05pt solid #000000" fo:border-right="none" fo:border-top="none" fo:border-bottom="0.05pt solid #000000"/>
    </style:style>
    <style:style style:name="Historique.B4" style:family="table-cell">
      <style:table-cell-properties fo:padding="0.097cm" fo:border-left="0.05pt solid #000000" fo:border-right="none" fo:border-top="none" fo:border-bottom="0.05pt solid #000000"/>
    </style:style>
    <style:style style:name="Historique.C4" style:family="table-cell">
      <style:table-cell-properties fo:padding="0.097cm" fo:border-left="0.05pt solid #000000" fo:border-right="none" fo:border-top="none" fo:border-bottom="0.05pt solid #000000"/>
    </style:style>
    <style:style style:name="Historique.D4" style:family="table-cell">
      <style:table-cell-properties fo:padding="0.097cm" fo:border-left="0.05pt solid #000000" fo:border-right="0.05pt solid #000000" fo:border-top="none" fo:border-bottom="0.05pt solid #000000"/>
    </style:style>
    <style:style style:name="Organisation" style:family="table">
      <style:table-properties style:width="17cm" table:align="margins"/>
    </style:style>
    <style:style style:name="Organisation.A" style:family="table-column">
      <style:table-column-properties style:column-width="2.738cm" style:rel-column-width="1552*"/>
    </style:style>
    <style:style style:name="Organisation.B" style:family="table-column">
      <style:table-column-properties style:column-width="5.039cm" style:rel-column-width="2857*"/>
    </style:style>
    <style:style style:name="Organisation.C" style:family="table-column">
      <style:table-column-properties style:column-width="9.223cm" style:rel-column-width="5229*"/>
    </style:style>
    <style:style style:name="Organisation.A1" style:family="table-cell">
      <style:table-cell-properties fo:background-color="#cc9966" fo:padding="0.097cm" fo:border-left="0.05pt solid #000000" fo:border-right="none" fo:border-top="0.05pt solid #000000" fo:border-bottom="0.05pt solid #000000">
        <style:background-image/>
      </style:table-cell-properties>
    </style:style>
    <style:style style:name="Organisation.C1" style:family="table-cell">
      <style:table-cell-properties fo:background-color="#cc9966" fo:padding="0.097cm" fo:border="0.05pt solid #000000">
        <style:background-image/>
      </style:table-cell-properties>
    </style:style>
    <style:style style:name="Organisation.A2" style:family="table-cell">
      <style:table-cell-properties fo:padding="0.097cm" fo:border-left="0.05pt solid #000000" fo:border-right="none" fo:border-top="none" fo:border-bottom="0.05pt solid #000000"/>
    </style:style>
    <style:style style:name="Organisation.B2" style:family="table-cell">
      <style:table-cell-properties fo:padding="0.097cm" fo:border-left="0.05pt solid #000000" fo:border-right="none" fo:border-top="none" fo:border-bottom="0.05pt solid #000000"/>
    </style:style>
    <style:style style:name="Organisation.C2" style:family="table-cell">
      <style:table-cell-properties fo:padding="0.097cm" fo:border-left="0.05pt solid #000000" fo:border-right="0.05pt solid #000000" fo:border-top="none" fo:border-bottom="0.05pt solid #000000"/>
    </style:style>
    <style:style style:name="Organisation.A3" style:family="table-cell">
      <style:table-cell-properties fo:padding="0.097cm" fo:border-left="0.05pt solid #000000" fo:border-right="none" fo:border-top="none" fo:border-bottom="0.05pt solid #000000"/>
    </style:style>
    <style:style style:name="Organisation.B3" style:family="table-cell">
      <style:table-cell-properties fo:padding="0.097cm" fo:border-left="0.05pt solid #000000" fo:border-right="none" fo:border-top="none" fo:border-bottom="0.05pt solid #000000"/>
    </style:style>
    <style:style style:name="Organisation.C3" style:family="table-cell">
      <style:table-cell-properties fo:padding="0.097cm" fo:border-left="0.05pt solid #000000" fo:border-right="0.05pt solid #000000" fo:border-top="none" fo:border-bottom="0.05pt solid #000000"/>
    </style:style>
    <style:style style:name="Organisation.A4" style:family="table-cell">
      <style:table-cell-properties fo:padding="0.097cm" fo:border-left="0.05pt solid #000000" fo:border-right="none" fo:border-top="none" fo:border-bottom="0.05pt solid #000000"/>
    </style:style>
    <style:style style:name="Organisation.B4" style:family="table-cell">
      <style:table-cell-properties fo:padding="0.097cm" fo:border-left="0.05pt solid #000000" fo:border-right="none" fo:border-top="none" fo:border-bottom="0.05pt solid #000000"/>
    </style:style>
    <style:style style:name="Organisation.C4" style:family="table-cell">
      <style:table-cell-properties fo:padding="0.097cm" fo:border-left="0.05pt solid #000000" fo:border-right="0.05pt solid #000000" fo:border-top="none" fo:border-bottom="0.05pt solid #000000"/>
    </style:style>
    <style:style style:name="Organisation.A5" style:family="table-cell">
      <style:table-cell-properties fo:padding="0.097cm" fo:border-left="0.05pt solid #000000" fo:border-right="none" fo:border-top="none" fo:border-bottom="0.05pt solid #000000"/>
    </style:style>
    <style:style style:name="Organisation.B5" style:family="table-cell">
      <style:table-cell-properties fo:padding="0.097cm" fo:border-left="0.05pt solid #000000" fo:border-right="none" fo:border-top="none" fo:border-bottom="0.05pt solid #000000"/>
    </style:style>
    <style:style style:name="Organisation.C5" style:family="table-cell">
      <style:table-cell-properties fo:padding="0.097cm" fo:border-left="0.05pt solid #000000" fo:border-right="0.05pt solid #000000" fo:border-top="none" fo:border-bottom="0.05pt solid #000000"/>
    </style:style>
    <style:style style:name="Organisation.6" style:family="table-row">
      <style:table-row-properties style:min-row-height="0.589cm"/>
    </style:style>
    <style:style style:name="Organisation.A6" style:family="table-cell">
      <style:table-cell-properties fo:padding="0.097cm" fo:border-left="0.05pt solid #000000" fo:border-right="none" fo:border-top="none" fo:border-bottom="0.05pt solid #000000"/>
    </style:style>
    <style:style style:name="Organisation.B6" style:family="table-cell">
      <style:table-cell-properties fo:padding="0.097cm" fo:border-left="0.05pt solid #000000" fo:border-right="none" fo:border-top="none" fo:border-bottom="0.05pt solid #000000"/>
    </style:style>
    <style:style style:name="Organisation.C6" style:family="table-cell">
      <style:table-cell-properties fo:padding="0.097cm" fo:border-left="0.05pt solid #000000" fo:border-right="0.05pt solid #000000" fo:border-top="none" fo:border-bottom="0.05pt solid #000000"/>
    </style:style>
    <style:style style:name="Organisation.A7" style:family="table-cell">
      <style:table-cell-properties fo:padding="0.097cm" fo:border-left="0.05pt solid #000000" fo:border-right="none" fo:border-top="none" fo:border-bottom="0.05pt solid #000000"/>
    </style:style>
    <style:style style:name="Organisation.B7" style:family="table-cell">
      <style:table-cell-properties fo:padding="0.097cm" fo:border-left="0.05pt solid #000000" fo:border-right="none" fo:border-top="none" fo:border-bottom="0.05pt solid #000000"/>
    </style:style>
    <style:style style:name="Organisation.C7" style:family="table-cell">
      <style:table-cell-properties fo:padding="0.097cm" fo:border-left="0.05pt solid #000000" fo:border-right="0.05pt solid #000000" fo:border-top="none" fo:border-bottom="0.05pt solid #000000"/>
    </style:style>
    <style:style style:name="Organisation.A8" style:family="table-cell">
      <style:table-cell-properties fo:padding="0.097cm" fo:border-left="0.05pt solid #000000" fo:border-right="none" fo:border-top="none" fo:border-bottom="0.05pt solid #000000"/>
    </style:style>
    <style:style style:name="Organisation.B8" style:family="table-cell">
      <style:table-cell-properties fo:padding="0.097cm" fo:border-left="0.05pt solid #000000" fo:border-right="none" fo:border-top="none" fo:border-bottom="0.05pt solid #000000"/>
    </style:style>
    <style:style style:name="Organisation.C8" style:family="table-cell">
      <style:table-cell-properties fo:padding="0.097cm" fo:border-left="0.05pt solid #000000" fo:border-right="0.05pt solid #000000" fo:border-top="none" fo:border-bottom="0.05pt solid #000000"/>
    </style:style>
    <style:style style:name="Organisation.A9" style:family="table-cell">
      <style:table-cell-properties fo:padding="0.097cm" fo:border-left="0.05pt solid #000000" fo:border-right="none" fo:border-top="none" fo:border-bottom="0.05pt solid #000000"/>
    </style:style>
    <style:style style:name="Organisation.B9" style:family="table-cell">
      <style:table-cell-properties fo:padding="0.097cm" fo:border-left="0.05pt solid #000000" fo:border-right="none" fo:border-top="none" fo:border-bottom="0.05pt solid #000000"/>
    </style:style>
    <style:style style:name="Organisation.C9" style:family="table-cell">
      <style:table-cell-properties fo:padding="0.097cm" fo:border-left="0.05pt solid #000000" fo:border-right="0.05pt solid #000000" fo:border-top="none" fo:border-bottom="0.05pt solid #000000"/>
    </style:style>
    <style:style style:name="Organisation.A10" style:family="table-cell">
      <style:table-cell-properties fo:padding="0.097cm" fo:border-left="0.05pt solid #000000" fo:border-right="none" fo:border-top="none" fo:border-bottom="0.05pt solid #000000"/>
    </style:style>
    <style:style style:name="Organisation.B10" style:family="table-cell">
      <style:table-cell-properties fo:padding="0.097cm" fo:border-left="0.05pt solid #000000" fo:border-right="none" fo:border-top="none" fo:border-bottom="0.05pt solid #000000"/>
    </style:style>
    <style:style style:name="Organisation.C10"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font-size="11pt" officeooo:rsid="00079fac" officeooo:paragraph-rsid="00165c52" style:font-size-asian="11pt" style:font-size-complex="11pt"/>
    </style:style>
    <style:style style:name="P2" style:family="paragraph" style:parent-style-name="Table_20_Contents">
      <style:text-properties fo:font-size="11pt" officeooo:rsid="00179d6f" officeooo:paragraph-rsid="00179d6f" style:font-size-asian="11pt" style:font-size-complex="11pt"/>
    </style:style>
    <style:style style:name="P3" style:family="paragraph" style:parent-style-name="Table_20_Contents">
      <style:text-properties fo:font-size="11pt" officeooo:rsid="001d3806" officeooo:paragraph-rsid="001d3806" style:font-size-asian="11pt" style:font-size-complex="11pt"/>
    </style:style>
    <style:style style:name="P4" style:family="paragraph" style:parent-style-name="Table_20_Contents">
      <style:paragraph-properties fo:background-color="#ffccff">
        <style:background-image/>
      </style:paragraph-properties>
      <style:text-properties fo:font-size="11pt" officeooo:rsid="00079fac" officeooo:paragraph-rsid="00165c52" style:font-size-asian="11pt" style:font-size-complex="11pt"/>
    </style:style>
    <style:style style:name="P5" style:family="paragraph" style:parent-style-name="Table_20_Heading">
      <style:text-properties fo:font-size="11pt" officeooo:rsid="00079fac" officeooo:paragraph-rsid="00165c52" style:font-size-asian="11pt" style:font-size-complex="11pt"/>
    </style:style>
    <style:style style:name="P6" style:family="paragraph" style:parent-style-name="Standard">
      <style:text-properties officeooo:paragraph-rsid="00165c52"/>
    </style:style>
    <style:style style:name="P7" style:family="paragraph" style:parent-style-name="Standard">
      <style:paragraph-properties fo:text-align="center" style:justify-single-word="false"/>
      <style:text-properties fo:font-style="italic" officeooo:rsid="00165c52" officeooo:paragraph-rsid="00165c52" style:font-style-asian="italic" style:font-style-complex="italic"/>
    </style:style>
    <style:style style:name="P8" style:family="paragraph" style:parent-style-name="Text_20_body">
      <style:text-properties officeooo:paragraph-rsid="00173988"/>
    </style:style>
    <style:style style:name="P9" style:family="paragraph" style:parent-style-name="Text_20_body">
      <style:text-properties officeooo:rsid="001d3806" officeooo:paragraph-rsid="001d3806"/>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Table_20_Heading">
      <style:text-properties fo:font-size="11pt" officeooo:rsid="00262fc2" officeooo:paragraph-rsid="00262fc2" style:font-size-asian="11pt" style:font-size-complex="11pt"/>
    </style:style>
    <style:style style:name="P13" style:family="paragraph" style:parent-style-name="Text_20_body">
      <style:text-properties officeooo:paragraph-rsid="00262fc2"/>
    </style:style>
    <style:style style:name="P14" style:family="paragraph" style:parent-style-name="Text_20_body">
      <style:text-properties fo:font-style="italic" officeooo:rsid="00178b9f" officeooo:paragraph-rsid="00262fc2" style:font-style-asian="italic" style:font-style-complex="italic"/>
    </style:style>
    <style:style style:name="P15" style:family="paragraph" style:parent-style-name="Text_20_body">
      <style:text-properties officeooo:paragraph-rsid="002870ab"/>
    </style:style>
    <style:style style:name="P16" style:family="paragraph" style:parent-style-name="Text_20_body">
      <style:text-properties officeooo:paragraph-rsid="0028cf7d"/>
    </style:style>
    <style:style style:name="P17" style:family="paragraph" style:parent-style-name="Text_20_body">
      <style:text-properties officeooo:rsid="00165c52" officeooo:paragraph-rsid="00262fc2"/>
    </style:style>
    <style:style style:name="P18" style:family="paragraph" style:parent-style-name="Text_20_body">
      <style:text-properties officeooo:paragraph-rsid="001fc2f2"/>
    </style:style>
    <style:style style:name="P19" style:family="paragraph" style:parent-style-name="Title">
      <style:text-properties officeooo:rsid="0028cf7d" officeooo:paragraph-rsid="0028cf7d"/>
    </style:style>
    <style:style style:name="P20" style:family="paragraph" style:parent-style-name="Heading_20_2">
      <style:text-properties officeooo:rsid="00262fc2" officeooo:paragraph-rsid="00262fc2"/>
    </style:style>
    <style:style style:name="P21" style:family="paragraph" style:parent-style-name="Heading_20_3">
      <style:text-properties officeooo:rsid="00262fc2" officeooo:paragraph-rsid="00262fc2"/>
    </style:style>
    <style:style style:name="P22" style:family="paragraph" style:parent-style-name="Heading_20_3">
      <style:text-properties officeooo:rsid="0028cf7d" officeooo:paragraph-rsid="0028cf7d"/>
    </style:style>
    <style:style style:name="P23" style:family="paragraph" style:parent-style-name="Heading_20_3">
      <style:text-properties officeooo:paragraph-rsid="00262fc2"/>
    </style:style>
    <style:style style:name="P24" style:family="paragraph" style:parent-style-name="Contents_20_Heading">
      <style:paragraph-properties fo:break-before="page"/>
    </style:style>
    <style:style style:name="P25" style:family="paragraph" style:parent-style-name="Heading_20_1">
      <style:text-properties officeooo:paragraph-rsid="0028cf7d"/>
    </style:style>
    <style:style style:name="P26" style:family="paragraph" style:parent-style-name="Heading_20_1">
      <style:paragraph-properties fo:break-before="page"/>
      <style:text-properties officeooo:rsid="002443e2" officeooo:paragraph-rsid="002443e2"/>
    </style:style>
    <style:style style:name="P27" style:family="paragraph" style:parent-style-name="Table_20_Contents">
      <style:text-properties fo:font-size="11pt" style:font-size-asian="11pt" style:font-size-complex="11pt"/>
    </style:style>
    <style:style style:name="P28" style:family="paragraph" style:parent-style-name="Table_20_Contents">
      <style:text-properties fo:font-size="11pt" officeooo:rsid="00262fc2" officeooo:paragraph-rsid="00262fc2" style:font-size-asian="11pt" style:font-size-complex="11pt"/>
    </style:style>
    <style:style style:name="P29" style:family="paragraph" style:parent-style-name="Table_20_Contents">
      <style:paragraph-properties fo:text-align="center" style:justify-single-word="false"/>
      <style:text-properties fo:font-size="11pt" officeooo:rsid="00262fc2" officeooo:paragraph-rsid="00262fc2" style:font-size-asian="11pt" style:font-size-complex="11pt"/>
    </style:style>
    <style:style style:name="P30" style:family="paragraph" style:parent-style-name="Table_20_Contents">
      <style:paragraph-properties fo:text-align="center" style:justify-single-word="false"/>
      <style:text-properties fo:font-size="11pt" style:font-size-asian="11pt" style:font-size-complex="11pt"/>
    </style:style>
    <style:style style:name="P31" style:family="paragraph" style:parent-style-name="Table_20_Contents">
      <style:text-properties fo:font-size="11pt" officeooo:rsid="0027bc96" officeooo:paragraph-rsid="0027bc96" style:font-size-asian="11pt" style:font-size-complex="11pt"/>
    </style:style>
    <style:style style:name="P32" style:family="paragraph" style:parent-style-name="Table_20_Contents">
      <style:text-properties fo:font-size="11pt" officeooo:rsid="0027e64d" officeooo:paragraph-rsid="0027e64d" style:font-size-asian="11pt" style:font-size-complex="11pt"/>
    </style:style>
    <style:style style:name="P33" style:family="paragraph" style:parent-style-name="Standard">
      <style:paragraph-properties fo:line-height="150%" fo:break-before="page"/>
      <style:text-properties fo:font-size="16pt" fo:font-weight="bold" style:font-size-asian="16pt" style:font-weight-asian="bold" style:font-size-complex="16pt" style:font-weight-complex="bold"/>
    </style:style>
    <style:style style:name="P34" style:family="paragraph" style:parent-style-name="Standard">
      <style:text-properties officeooo:rsid="001df0c9" officeooo:paragraph-rsid="00262fc2"/>
    </style:style>
    <style:style style:name="P35" style:family="paragraph" style:parent-style-name="Contents_20_3">
      <style:paragraph-properties>
        <style:tab-stops>
          <style:tab-stop style:position="16.002cm" style:type="right" style:leader-style="dotted" style:leader-text="."/>
        </style:tab-stops>
      </style:paragraph-properties>
    </style:style>
    <style:style style:name="P36"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officeooo:rsid="00165c52"/>
    </style:style>
    <style:style style:name="T2" style:family="text">
      <style:text-properties officeooo:rsid="001df0c9"/>
    </style:style>
    <style:style style:name="T3" style:family="text">
      <style:text-properties officeooo:rsid="001e08a1"/>
    </style:style>
    <style:style style:name="T4" style:family="text">
      <style:text-properties officeooo:rsid="001eb91e"/>
    </style:style>
    <style:style style:name="T5" style:family="text">
      <style:text-properties officeooo:rsid="0016909a"/>
    </style:style>
    <style:style style:name="T6" style:family="text">
      <style:text-properties officeooo:rsid="0016afaf"/>
    </style:style>
    <style:style style:name="T7" style:family="text">
      <style:text-properties officeooo:rsid="00173988"/>
    </style:style>
    <style:style style:name="T8" style:family="text">
      <style:text-properties officeooo:rsid="00179d6f"/>
    </style:style>
    <style:style style:name="T9" style:family="text">
      <style:text-properties officeooo:rsid="00180b13"/>
    </style:style>
    <style:style style:name="T10" style:family="text">
      <style:text-properties officeooo:rsid="00185df8"/>
    </style:style>
    <style:style style:name="T11" style:family="text">
      <style:text-properties officeooo:rsid="001d3806"/>
    </style:style>
    <style:style style:name="T12" style:family="text">
      <style:text-properties officeooo:rsid="001ed191"/>
    </style:style>
    <style:style style:name="T13" style:family="text">
      <style:text-properties officeooo:rsid="001fc2f2"/>
    </style:style>
    <style:style style:name="T14" style:family="text">
      <style:text-properties officeooo:rsid="0020d833"/>
    </style:style>
    <style:style style:name="T15" style:family="text">
      <style:text-properties officeooo:rsid="00262fc2"/>
    </style:style>
    <style:style style:name="T16" style:family="text">
      <style:text-properties officeooo:rsid="000df932"/>
    </style:style>
    <style:style style:name="T17" style:family="text">
      <style:text-properties officeooo:rsid="000d3146"/>
    </style:style>
    <style:style style:name="T18" style:family="text">
      <style:text-properties officeooo:rsid="00105f20"/>
    </style:style>
    <style:style style:name="T19" style:family="text">
      <style:text-properties officeooo:rsid="0027bc96"/>
    </style:style>
    <style:style style:name="T20" style:family="text">
      <style:text-properties officeooo:rsid="0027e64d"/>
    </style:style>
    <style:style style:name="T21" style:family="text">
      <style:text-properties officeooo:rsid="002b85fb"/>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7"/>
      <text:p text:style-name="P7">PAGE DE GARD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4">Table des matières</text:p>
          </text:index-title>
          <text:p text:style-name="P10"><text:a xlink:type="simple" xlink:href="#__RefHeading__1076_357600700">Partie 1 Spécifications<text:tab/>4</text:a></text:p>
          <text:p text:style-name="P11"><text:a xlink:type="simple" xlink:href="#__RefHeading__1202_357600700">I Introduction<text:tab/>4</text:a></text:p>
          <text:p text:style-name="P35"><text:a xlink:type="simple" xlink:href="#__RefHeading__1204_357600700">1 Objectif du document<text:tab/>4</text:a></text:p>
          <text:p text:style-name="P35"><text:a xlink:type="simple" xlink:href="#__RefHeading__1206_357600700">2 Champ d'application<text:tab/>4</text:a></text:p>
          <text:p text:style-name="P35"><text:a xlink:type="simple" xlink:href="#__RefHeading__1208_357600700">3 Définitions et abréviations<text:tab/>4</text:a></text:p>
          <text:p text:style-name="P35"><text:a xlink:type="simple" xlink:href="#__RefHeading__1210_357600700">4 Organisation du document<text:tab/>5</text:a></text:p>
          <text:p text:style-name="P11"><text:a xlink:type="simple" xlink:href="#__RefHeading__1078_357600700">II Description du sujet<text:tab/>5</text:a></text:p>
          <text:p text:style-name="P35"><text:a xlink:type="simple" xlink:href="#__RefHeading__1212_357600700">1 Environnement du système<text:tab/>5</text:a></text:p>
          <text:p text:style-name="P35"><text:a xlink:type="simple" xlink:href="#__RefHeading__1214_357600700">2 Utilisateurs<text:tab/>5</text:a></text:p>
          <text:p text:style-name="P36"><text:a xlink:type="simple" xlink:href="#__RefHeading__1088_357600700">Le commissaire de course<text:tab/>5</text:a></text:p>
          <text:p text:style-name="P36"><text:a xlink:type="simple" xlink:href="#__RefHeading__1090_357600700">Les commissaires de point de passage<text:tab/>5</text:a></text:p>
          <text:p text:style-name="P36"><text:a xlink:type="simple" xlink:href="#__RefHeading__1092_357600700">Les journalistes<text:tab/>6</text:a></text:p>
          <text:p text:style-name="P36"><text:a xlink:type="simple" xlink:href="#__RefHeading__1094_357600700">Les spectateurs<text:tab/>6</text:a></text:p>
          <text:p text:style-name="P35"><text:a xlink:type="simple" xlink:href="#__RefHeading__1216_357600700">3 Contraintes de développement<text:tab/>6</text:a></text:p>
          <text:p text:style-name="P35"><text:a xlink:type="simple" xlink:href="#__RefHeading__1218_357600700">4 Hypothèses et dépendances<text:tab/>6</text:a></text:p>
          <text:p text:style-name="P11"><text:a xlink:type="simple" xlink:href="#__RefHeading__1080_357600700">III Contexte du projet<text:tab/>7</text:a></text:p>
          <text:p text:style-name="P11"><text:a xlink:type="simple" xlink:href="#__RefHeading__1082_357600700">IV Domaine étudié<text:tab/>7</text:a></text:p>
          <text:p text:style-name="P11"><text:a xlink:type="simple" xlink:href="#__RefHeading__1084_357600700">V Fonctionnement du système<text:tab/>8</text:a></text:p>
          <text:p text:style-name="P11"><text:a xlink:type="simple" xlink:href="#__RefHeading__1096_357600700">VI Flux<text:tab/>8</text:a></text:p>
          <text:p text:style-name="P11"><text:a xlink:type="simple" xlink:href="#__RefHeading__1098_357600700">VII Périmètre du système<text:tab/>8</text:a></text:p>
          <text:p text:style-name="P11"><text:a xlink:type="simple" xlink:href="#__RefHeading__1100_357600700">VIII Extensions possible<text:tab/>8</text:a></text:p>
          <text:p text:style-name="P10"><text:a xlink:type="simple" xlink:href="#__RefHeading__1102_357600700">Partie 2 Conception<text:tab/>8</text:a></text:p>
        </text:index-body>
      </text:table-of-content>
      <text:p text:style-name="Standard"/>
      <text:p text:style-name="P33"><text:bookmark-start text:name="__RefHeading__1074_357600700"/>Historique des modifications<text:bookmark-end text:name="__RefHeading__1074_357600700"/></text:p>
      <table:table table:name="Historique" table:style-name="Historique">
        <table:table-column table:style-name="Historique.A"/>
        <table:table-column table:style-name="Historique.B"/>
        <table:table-column table:style-name="Historique.C"/>
        <table:table-column table:style-name="Historique.D"/>
        <table:table-header-rows>
          <table:table-row>
            <table:table-cell table:style-name="Historique.A1" office:value-type="string">
              <text:p text:style-name="P5">Version</text:p>
            </table:table-cell>
            <table:table-cell table:style-name="Historique.B1" office:value-type="string">
              <text:p text:style-name="P5">Date</text:p>
            </table:table-cell>
            <table:table-cell table:style-name="Historique.C1" office:value-type="string">
              <text:p text:style-name="P5">Auteur</text:p>
            </table:table-cell>
            <table:table-cell table:style-name="Historique.D1" office:value-type="string">
              <text:p text:style-name="P5">Modifications du document</text:p>
            </table:table-cell>
          </table:table-row>
        </table:table-header-rows>
        <table:table-row>
          <table:table-cell table:style-name="Historique.A2" office:value-type="string">
            <text:p text:style-name="P4">Etape 1</text:p>
          </table:table-cell>
          <table:table-cell table:style-name="Historique.B2" office:value-type="string">
            <text:p text:style-name="P1">1<text:span text:style-name="T8">2</text:span>/04/2014</text:p>
          </table:table-cell>
          <table:table-cell table:style-name="Historique.C2" office:value-type="string">
            <text:p text:style-name="P1">Clément GHNASSIA</text:p>
          </table:table-cell>
          <table:table-cell table:style-name="Historique.D2" office:value-type="string">
            <text:p text:style-name="P1">Création du document</text:p>
          </table:table-cell>
        </table:table-row>
        <table:table-row>
          <table:table-cell table:style-name="Historique.A3" office:value-type="string">
            <text:p text:style-name="P4"/>
          </table:table-cell>
          <table:table-cell table:style-name="Historique.B3" office:value-type="string">
            <text:p text:style-name="P2">13/04/2014</text:p>
          </table:table-cell>
          <table:table-cell table:style-name="Historique.C3" office:value-type="string">
            <text:p text:style-name="P2">Clément GHNASSIA</text:p>
          </table:table-cell>
          <table:table-cell table:style-name="Historique.D3" office:value-type="string">
            <text:p text:style-name="P2">Ajout de<text:span text:style-name="T11">s</text:span> partie Acteur<text:span text:style-name="T11">s</text:span> et Contexte du projet</text:p>
          </table:table-cell>
        </table:table-row>
        <table:table-row>
          <table:table-cell table:style-name="Historique.A4" office:value-type="string">
            <text:p text:style-name="P4"/>
          </table:table-cell>
          <table:table-cell table:style-name="Historique.B4" office:value-type="string">
            <text:p text:style-name="P3">14/04/2014</text:p>
          </table:table-cell>
          <table:table-cell table:style-name="Historique.C4" office:value-type="string">
            <text:p text:style-name="P3">Clément GHNASSIA</text:p>
          </table:table-cell>
          <table:table-cell table:style-name="Historique.D4" office:value-type="string">
            <text:p text:style-name="P3">Ajour des parties Périmètre et Extensions possibles</text:p>
          </table:table-cell>
        </table:table-row>
      </table:table>
      <text:p text:style-name="P6"/>
      <text:h text:style-name="P26" text:outline-level="1"><text:bookmark-start text:name="__RefHeading__1076_357600700"/>Spécifications<text:bookmark-end text:name="__RefHeading__1076_357600700"/></text:h>
      <text:h text:style-name="P20" text:outline-level="2"><text:bookmark-start text:name="__RefHeading__1202_357600700"/>Introduction<text:bookmark-end text:name="__RefHeading__1202_357600700"/></text:h>
      <text:h text:style-name="P21" text:outline-level="3"><text:bookmark-start text:name="__RefHeading__1204_357600700"/>Objectif du document<text:bookmark-end text:name="__RefHeading__1204_357600700"/></text:h>
      <text:p text:style-name="Text_20_body"><text:span text:style-name="T17"><text:tab/>Le but de ce document est de fournir les spécifications d'un outil de gestion du tour de France. Le système sera développé dans sont intégralité et pourra être utilisé aussi bien pour gérer la partie administrative de la course en temps réel, qu'être utilisé afin de fournir des renseignements pendant et après la course à un large public. Il est envisagé que ces renseignements puissent être proposés à des tiers, de manière contractualisée, afin d'amortir le coût de développement et de maintenance du système.</text:span></text:p>
      <text:p text:style-name="Text_20_body"><text:tab/><text:span text:style-name="T17">Ce document est tout d'abord destiné aux commanditaires de l'outil, c'est à dire la direction technique du tour de France, et dans une moindre mesure à l'équipe de développement en charge du projet. Il sera utilisé tout au long de la phase de développement afin d'assurer la conformité du logiciel avec les besoins, les contraintes et les choix faits, exprimés à la fois par les futurs utilisateurs et d'une manière plus générale, la plupart des acteurs directement impliqués dans ce projet.</text:span></text:p>
      <text:p text:style-name="Text_20_body"><text:tab/><text:span text:style-name="T16">Le développement de ce logiciel constitue une point stratégique et crucial pour l'organisation du tour de France. Il permettra, à terme, d'automatiser un certain nombre de processus, et de gagner en efficacité, en rapidité et en précision. Il permettra aussi aux différents intéressés de disposer de données conséquentes sur la course, ce qui donnera ensuite la possibilité d'établir de nombreuses statistiques. A l'aide de ce logiciel, la légendaire course, qui a célébré sa 100ème édition l'année dernière, pourra <text:s/>proposer un aspect moderne qui se révèlera à la hauteur de son prestige.</text:span></text:p>
      <text:h text:style-name="Heading_20_3" text:outline-level="3"><text:bookmark-start text:name="__RefHeading__1206_357600700"/>Champ d'application<text:bookmark-end text:name="__RefHeading__1206_357600700"/></text:h>
      <text:p text:style-name="Text_20_body"><text:span text:style-name="T18"><text:tab/>L'outil développé dans le cadre de ce projet sera principalement un outil de gestion du tour de France. Il permettra d'insérer les données relatives à la course, tout au long du tour, aussi bien avant le tour que pendant son déroulement. Un niveau de granularité assez fin est exigé, permettant non seulement d'insérer des données à l'issu de chaque étape, mais aussi de de faire connaître à l'outil une multitude de renseignements relevés au sein même de chaque étape du tour, à différents points et concernant différents types d'informations.</text:span></text:p>
      <text:p text:style-name="Text_20_body"><text:tab/><text:span text:style-name="T18">L'outil doit être capable de traiter plusieurs éditions du tour de France. Il doit de ce fait bénéficier d'une certaine généricité. A priori, aucune modification ne doit être faite sur le logiciel pour gérer cette situation. Etant donné l'investissement qu'il représente, l'outil s'inscrit sur le long terme et doit être opérationnel aussi longtemps que possible, et ce avec un minimum de maintenance.</text:span></text:p>
      <text:p text:style-name="Text_20_body"><text:tab/><text:span text:style-name="T18">Enfin, un autre aspect du logiciel est dédié à la visualisation, en temps réel ou non, des données du tour de France. Cette partie doit aussi être capable d'offrir un niveau de détail adapté à la demande de l'utilisateur, de même que d'offrir un certain nombre de statistiques pertinentes concernant la course. Vu le nombre important d'informations susceptibles d'entrer dans le système, les interfaces avec les différents types d'utilisateurs devront être synthétiques et aussi intuitifs que possible.</text:span></text:p>
      <text:h text:style-name="Heading_20_3" text:outline-level="3"><text:bookmark-start text:name="__RefHeading__1208_357600700"/>Définitions et abréviations<text:bookmark-end text:name="__RefHeading__1208_357600700"/></text:h>
      <text:p text:style-name="P14">Partie à remplir </text:p>
      <text:h text:style-name="Heading_20_3" text:outline-level="3"><text:bookmark-start text:name="__RefHeading__1210_357600700"/><text:soft-page-break/>Organisation du document<text:bookmark-end text:name="__RefHeading__1210_357600700"/></text:h>
      <table:table table:name="Organisation" table:style-name="Organisation">
        <table:table-column table:style-name="Organisation.A"/>
        <table:table-column table:style-name="Organisation.B"/>
        <table:table-column table:style-name="Organisation.C"/>
        <table:table-header-rows>
          <table:table-row>
            <table:table-cell table:style-name="Organisation.A1" office:value-type="string">
              <text:p text:style-name="P12">Partie</text:p>
            </table:table-cell>
            <table:table-cell table:style-name="Organisation.A1" office:value-type="string">
              <text:p text:style-name="P12">Chapitre</text:p>
            </table:table-cell>
            <table:table-cell table:style-name="Organisation.C1" office:value-type="string">
              <text:p text:style-name="P12">Contenu</text:p>
            </table:table-cell>
          </table:table-row>
        </table:table-header-rows>
        <table:table-row>
          <table:table-cell table:style-name="Organisation.A7" table:number-rows-spanned="6" office:value-type="string">
            <text:p text:style-name="P29">Partie 1</text:p>
            <text:p text:style-name="P29">Spécifications</text:p>
          </table:table-cell>
          <table:table-cell table:style-name="Organisation.B2" office:value-type="string">
            <text:p text:style-name="P28">Description générale</text:p>
          </table:table-cell>
          <table:table-cell table:style-name="Organisation.C2" office:value-type="string">
            <text:p text:style-name="P31">Description sommaire et synthétique offrant une vision générale du projet et de ses problématiques, sans toutefois entrer dans un niveau de détail trop important.</text:p>
          </table:table-cell>
        </table:table-row>
        <table:table-row>
          <table:covered-table-cell/>
          <table:table-cell table:style-name="Organisation.B3" office:value-type="string">
            <text:p text:style-name="P28">Besoins fonctionnels</text:p>
          </table:table-cell>
          <table:table-cell table:style-name="Organisation.C3" office:value-type="string">
            <text:p text:style-name="P31">Détail des besoins fonctionnels exprimés par les commanditaires du logiciel ainsi que l'équipe en charge du développement.</text:p>
          </table:table-cell>
        </table:table-row>
        <table:table-row>
          <table:covered-table-cell/>
          <table:table-cell table:style-name="Organisation.B4" office:value-type="string">
            <text:p text:style-name="P28">Spécification des structures de données</text:p>
          </table:table-cell>
          <table:table-cell table:style-name="Organisation.C4" office:value-type="string">
            <text:p text:style-name="P31">Approche détaillée des structure de données associées au logiciel. On y <text:span text:style-name="T20">retrouve</text:span> un diagramme de classe complet pour une visualisation statique, en mettant l'accès sur les entités et leurs interactions</text:p>
          </table:table-cell>
        </table:table-row>
        <table:table-row>
          <table:covered-table-cell/>
          <table:table-cell table:style-name="Organisation.B5" office:value-type="string">
            <text:p text:style-name="P28">Spécification des interfaces externes</text:p>
          </table:table-cell>
          <table:table-cell table:style-name="Organisation.C5" office:value-type="string">
            <text:p text:style-name="P31">Description détaillée des principales interfaces développées (matériel/logiciel, logiciel/logiciel, homme/logiciel)</text:p>
          </table:table-cell>
        </table:table-row>
        <table:table-row table:style-name="Organisation.6">
          <table:covered-table-cell/>
          <table:table-cell table:style-name="Organisation.B6" office:value-type="string">
            <text:p text:style-name="P28">Besoins en performance</text:p>
          </table:table-cell>
          <table:table-cell table:style-name="Organisation.C6" office:value-type="string">
            <text:p text:style-name="P31">Chapitre dédié à l'ensemble des besoins nécessaire pour avoir un fonctionnement optimal du logiciel dans son environnement</text:p>
          </table:table-cell>
        </table:table-row>
        <table:table-row>
          <table:covered-table-cell/>
          <table:table-cell table:style-name="Organisation.B7" office:value-type="string">
            <text:p text:style-name="P28">Contraintes de développement</text:p>
          </table:table-cell>
          <table:table-cell table:style-name="Organisation.C7" office:value-type="string">
            <text:p text:style-name="P32">Evaluation de la qualité du logiciel, de sa fiabilité et de sa tolérance aux pannes. Le comportement du système dans des conditions anormales y est aussi décrit.</text:p>
          </table:table-cell>
        </table:table-row>
        <table:table-row>
          <table:table-cell table:style-name="Organisation.A9" table:number-rows-spanned="2" office:value-type="string">
            <text:p text:style-name="P29">Partie 2</text:p>
            <text:p text:style-name="P29">Conception</text:p>
          </table:table-cell>
          <table:table-cell table:style-name="Organisation.B8" office:value-type="string">
            <text:p text:style-name="P28">Modélisation conceptuelle</text:p>
          </table:table-cell>
          <table:table-cell table:style-name="Organisation.C8" office:value-type="string">
            <text:p text:style-name="P27"/>
          </table:table-cell>
        </table:table-row>
        <table:table-row>
          <table:covered-table-cell/>
          <table:table-cell table:style-name="Organisation.B9" office:value-type="string">
            <text:p text:style-name="P28">Modélisation logique</text:p>
          </table:table-cell>
          <table:table-cell table:style-name="Organisation.C9" office:value-type="string">
            <text:p text:style-name="P27"/>
          </table:table-cell>
        </table:table-row>
        <table:table-row>
          <table:table-cell table:style-name="Organisation.A10" office:value-type="string">
            <text:p text:style-name="P29">Partie 3</text:p>
            <text:p text:style-name="P29">Développement</text:p>
          </table:table-cell>
          <table:table-cell table:style-name="Organisation.B10" office:value-type="string">
            <text:p text:style-name="P28"/>
          </table:table-cell>
          <table:table-cell table:style-name="Organisation.C10" office:value-type="string">
            <text:p text:style-name="P27"/>
          </table:table-cell>
        </table:table-row>
      </table:table>
      <text:p text:style-name="Text_20_body"/>
      <text:h text:style-name="Heading_20_2" text:outline-level="2"><text:bookmark-start text:name="__RefHeading__1078_357600700"/>Description <text:span text:style-name="T19">générale</text:span><text:bookmark-end text:name="__RefHeading__1078_357600700"/></text:h>
      <text:h text:style-name="Heading_20_3" text:outline-level="3"><text:bookmark-start text:name="__RefHeading__1212_357600700"/><text:span text:style-name="T2">Environnement</text:span> du système<text:bookmark-end text:name="__RefHeading__1212_357600700"/></text:h>
      <text:p text:style-name="P16"><text:tab/><text:span text:style-name="T6">Dans le cadre d'une volonté d'amélioration constante de la gestion et la mise à disposition des données relatives au tour de France, les organisateurs de la course ont décidé de mettre en marche un projet destiné à couvrir les besoins actuels des différents acteurs interagissant avec la course, aussi bien pour les membres du tour que pour les journalistes ou encore les spectateurs.</text:span></text:p>
      <text:p text:style-name="P16"><text:tab/><text:span text:style-name="T7">La légendaire course, qui a fêté sa 100ème édition l'an passé, fait l'objet d'un intérêt en perpétuelle croissance. Le développement et la mise en place de ce nouveau système répond donc à des demandes et des besoins toujours plus importants, tant en qualité, qu'en quantité et qu'en scalabilité. Aujourd’hui, le tour de France est de loin la course la plus regardée à travers le monde ; en 2013 elle a attiré plus de 3 milliard de téléspectateurs à travers le monde et plus de 12 millions de spectateurs sur les bords des routes.</text:span></text:p>
      <text:p text:style-name="P16"><text:tab/><text:span text:style-name="T7">L'objectif affiché dans la mise en place de cet outil se veut bénéfique tant aux organisateurs pour leur faciliter l'enregistrement des résultats que pour les différents types d'utilisateurs externes à la course cherchant à prendre connaissance d'un certain nombre d'informations comme les résultats sportifs ou les équipes et coureurs engagés.</text:span></text:p>
      <text:h text:style-name="P22" text:outline-level="3"><text:bookmark-start text:name="__RefHeading__1214_357600700"/>Acteurs<text:bookmark-end text:name="__RefHeading__1214_357600700"/></text:h>
      <text:p text:style-name="P15"><text:span text:style-name="T2"><text:tab/>Le diagramme suivant donne un aperçu des acteurs interagissant avec le système. Nous </text:span><text:soft-page-break/><text:span text:style-name="T2">avons une vue d'ensemble sur le système évoluant dans son environnement avec une identification de chacun des flux liant le logiciel à ses utilisateurs. Avant de proposer le diagramme, il convient de développer chacun des acteurs et des interactions.</text:span></text:p>
      <text:h text:style-name="Heading_20_4" text:outline-level="4"><text:bookmark-start text:name="__RefHeading__1088_357600700"/>Le commissaire de course<text:bookmark-end text:name="__RefHeading__1088_357600700"/></text:h>
      <text:p text:style-name="P34"><text:tab/>Il est responsable de la saisie de l'ensemble des informations liées à la course pour laquelle il a été nommé. Ses prérogatives se limitent cependant à la saisie des résultats de la course. Il inscrit met à jour le système avec les résultats des coureurs à la fin de chaque étape. Etant donné son statut de supérieur vis à vis des personne chargées d'informer le système à chaque point de passage, il peut modifier les saisies de ces derniers.</text:p>
      <text:p text:style-name="P13"><text:tab/><text:span text:style-name="T2">A priori, le commissaire n'a la possibilité d'éditer les données que lorsque la course est encore en cours, c'est à dire qu'il ne peut pas agir de façon rétroactive, à moins qu'un événement majeur change les résultats d'une course étant déjà terminée.</text:span></text:p>
      <text:h text:style-name="Heading_20_4" text:outline-level="4"><text:bookmark-start text:name="__RefHeading__1090_357600700"/>Les commissaires de point de passage<text:bookmark-end text:name="__RefHeading__1090_357600700"/></text:h>
      <text:p text:style-name="P13"><text:tab/><text:span text:style-name="T3">Les commissaires de point de passages relèvent les informations liées à un point de passage sur une étape, quand les coureurs y parviennent. Leur responsabilité est limitée à entrer les résultats, c'est à dire le temps et le classement de chacun des coureurs aux points de passages pour lesquels ils ont été désignés. Le commissaire de course peut modifiée une information saisie par un commissaire, sous réserve de justification. </text:span></text:p>
      <text:p text:style-name="P13"><text:tab/><text:span text:style-name="T4">Encore une fois, le commissaire de point de passage ne dispose que de ses prérogatives en temps réel, et ne peut saisir et modifier les données que lors du passage des coureurs au point de passage. Un commissaire de point de passage peut-être responsable de plusieurs de points de passage, à condition que ces derniers n'appartiennent pas à la même étape.</text:span></text:p>
      <text:h text:style-name="Heading_20_4" text:outline-level="4"><text:bookmark-start text:name="__RefHeading__1092_357600700"/>Les journalistes<text:bookmark-end text:name="__RefHeading__1092_357600700"/></text:h>
      <text:p text:style-name="P13"><text:tab/><text:span text:style-name="T1">Pour les journalistes qui couvrent le tour de France, disposer d'informations nombreuses et les plus exhaustives possibles sur le déroulement de la course est primordial. En effet, les informations recueillies par le système constitue la source d'information la plus importante et sera probablement considérée comme la plus fiable pour celui-ci. Le système doit être capable de lui fournir les informations en temps réel, c'est à dire pendant la course et pendant le déroulement d'une étape, mais aussi à des fins d'historique, de prospection d'informations, ou d'élaborations de statistiques plus larges que le tour de France, à une période postérieure au déroulement de la course.</text:span></text:p>
      <text:p text:style-name="P13"><text:tab/><text:span text:style-name="T1">Inutile de préciser que les journalistes auront un accès en lecture seule aux informations contenues dans le système. Peut-être que les informations les plus critiques ne seront pas mis à sa disposition dans un premier temps. On pense notamment aux données relatives contrôles anti-dopage dont la diffusion doit être maîtrisée par les organisateurs de la course, pour des raisons de confidentialité par exemple.</text:span></text:p>
      <text:h text:style-name="Heading_20_4" text:outline-level="4"><text:bookmark-start text:name="__RefHeading__1094_357600700"/>Les spectateurs<text:bookmark-end text:name="__RefHeading__1094_357600700"/></text:h>
      <text:p text:style-name="P13"><text:tab/><text:span text:style-name="T1">Un accès pour de simples spectateurs à la recherche de renseignements et ne disposant pas de carte de presse doit aussi être implémenté. Tout comme les journalistes, ils accèdent également aux données contenues dans le système en lecture seule. Peut-être auront-ils un accès à un nombre d'informations restreintes en comparaison des journalistes.</text:span></text:p>
      <text:p text:style-name="P13"><text:tab/><text:span text:style-name="T5">On pourrait poser la question de la pertinence d'un tel acteur dans le cadres des interactions avec notre système, étant donné que le journaliste est censé servir d'intermédiaire entre les informations de la course et le le spectateur lambda. Toutefois, pour des raisons de transparence, il a été convenu que chacun était libre d’accéder aux informations à la source, c'est à dire les données </text:span><text:soft-page-break/><text:span text:style-name="T5">présentes dans ce système.</text:span></text:p>
      <text:h text:style-name="P21" text:outline-level="3"><text:bookmark-start text:name="__RefHeading__1216_357600700"/>Contraintes <text:s/>de développement<text:bookmark-end text:name="__RefHeading__1216_357600700"/></text:h>
      <text:h text:style-name="P23" text:outline-level="3"><text:bookmark-start text:name="__RefHeading__1218_357600700"/><text:span text:style-name="T15">Hypothèses et dépendances</text:span><text:bookmark-end text:name="__RefHeading__1218_357600700"/></text:h>
      <text:h text:style-name="P25" text:outline-level="1">Conception</text:h>
      <text:p text:style-name="P13"/>
      <text:p text:style-name="P13"/>
      <text:p text:style-name="P13"/>
      <text:p text:style-name="P13"/>
      <text:p text:style-name="P13"/>
      <text:p text:style-name="P13"/>
      <text:p text:style-name="P13"/>
      <text:p text:style-name="P13"/>
      <text:p text:style-name="P13"/>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9"><text:soft-page-break/>RESTE À INTEGRER <text:span text:style-name="T21">A LA PARTIE 1</text:span></text:p>
      <text:h text:style-name="Heading_20_2" text:outline-level="2"><text:bookmark-start text:name="__RefHeading__1082_357600700"/>Domaine étudié<text:bookmark-end text:name="__RefHeading__1082_357600700"/></text:h>
      <text:p text:style-name="Text_20_body"><text:tab/><text:span text:style-name="T9">Comme le lecteur peut s'en douter, le domaine associé au projet est le monde cycliste professionnel, et plus particulièrement le tour de France. Bien que cette course par étapes soit connue de beaucoup, toutes les règles et le fonctionnement détaillé de cet événement peut paraître flou pour certains. Cette section a pour objectif d'expliquer le fonctionnement d'une course indépendamment du système, afin que le lecteur comprenne les choix de modélisation et d'implémentations qui ont été décidés ainsi que les problématiques associées à l'outil.</text:span></text:p>
      <text:p text:style-name="Text_20_body"><text:tab/><text:span text:style-name="T9">Tout d'abord, rappelons que le tour de France est une course qui sillonne l'hexagone chaque année au mois de juillet pour une période d'environ 25 jours. C'est une course par étapes, qui se comptent généralement entre 20 et 25 par édition. Chaque jour, en dehors des jours des repos, une étape est disputée et un classement est fait par ordre d'arrivée. Le premier cycliste à passer la ligne d'arrivée est le vainqueur de l'étape.</text:span></text:p>
      <text:p text:style-name="Text_20_body"><text:tab/><text:span text:style-name="T10">Le tour de France est une course par équipe. En dehors du classement par équipe, chaque coureur est indépendant et gagne individuellement, c'est à dire qu'une victoire d'étape ou une victoire sur le tour est remporté un coureur particulier. Bien évidemment, l'équipe apporte un côté stratégique à la course, puisque c'est elle qui donne aux individualités la possibilité de s'exprimer et de gagner.</text:span></text:p>
      <text:p text:style-name="Text_20_body"><text:tab/><text:span text:style-name="T10">En plus de ce classement par étape, le temps cumulé de chacun des coureurs tout au long du tour est établi et permet de définir le vainqueur de la course. Bien entendu, le cycliste qui aura terminé le tour dans une période de temps la plus courte sera désigné vainqueur. C'est le premier virtuel de la course qui porte le maillot jaune.</text:span></text:p>
      <text:p text:style-name="Text_20_body"><text:tab/><text:span text:style-name="T10">D'autres classements sont faits afin que des coureurs au profil différents aient un objectif sportif pour participer au tour. On pense au classement pour le maillot à poids (montagne) et le classement pour le maillot vert (sprint) qui sont des classements par point, le classement par équipe, le classement du meilleur jeune et les combattants d'étape ainsi que le super-combattant du tour. Ces deux derniers titres ne sont pas réellement des classements mais désignés par un jury d'experts.</text:span></text:p>
      <text:h text:style-name="Heading_20_2" text:outline-level="2"><text:bookmark-start text:name="__RefHeading__1084_357600700"/>Fonctionnement du système<text:bookmark-end text:name="__RefHeading__1084_357600700"/></text:h>
      <text:h text:style-name="Heading_20_2" text:outline-level="2"><text:bookmark-start text:name="__RefHeading__1096_357600700"/>Flux<text:bookmark-end text:name="__RefHeading__1096_357600700"/></text:h>
      <text:h text:style-name="Heading_20_2" text:outline-level="2"><text:bookmark-start text:name="__RefHeading__1098_357600700"/>Périmètre du système<text:bookmark-end text:name="__RefHeading__1098_357600700"/></text:h>
      <text:p text:style-name="P9"><text:tab/>Dans cette partie nous allons définir ce qui va être pris en compte dans le cadre de ce projet. Il convient de fixer les frontières du futur système dès maintenant pour s'assurer de sa conformité avec les besoins et les contraintes exprimées par les différents acteurs. Comme nous l'avons expliqué précédemment, on considère deux grandes parties dans le système. Ces parties seront utilisés par différents types d'acteurs, suivant leur rôle et leurs fonctions dans la course.</text:p>
      <text:p text:style-name="P9"><text:tab/>La première grande partie à considérer est liée <text:s/>à la gestion de la course. Elle est utilisée par les <text:span text:style-name="T12">organisateurs pour la création de la course et par</text:span> commissaires qui saisissent les résultats au sein du système. Bien évidemment, chaque type d'acteur aura des privilèges différents suivant ses responsabilités et des prérogatives dans le cadre de l'évènement. Chacun de ces utilisateur aura un niveau d'accès personnalisé, évitant ainsi certaines manipulations, entraînant des informations erronées ou non cohérentes</text:p>
      <text:p text:style-name="P9"><text:tab/>On considère une deuxième partie qui concernera la visualisation des différents détails de la <text:soft-page-break/>course aux acteurs n'ayant accès au système uniquement dans un but informatif, et non à la gestion en tant que telle de la course. Ces utilisateurs sont des personnes étrangères à l 'organisation technique du tour de France, tel que les spectateurs souhaitant recueillir des informations dans un cadre strictement privé et non commercial. Les journalistes auront aussi un accès en lecture seule, mais avec pour objectif de les transmettre à un large public.</text:p>
      <text:h text:style-name="Heading_20_2" text:outline-level="2"><text:bookmark-start text:name="__RefHeading__1100_357600700"/>Extensions possible<text:bookmark-end text:name="__RefHeading__1100_357600700"/></text:h>
      <text:p text:style-name="Text_20_body"><text:tab/><text:span text:style-name="T13">Les extensions possibles apportées ci-dessous ne sont présentes qu'à titre informatif. Par définition, elle ne seront pas implémentées et n'influeront aucunement sur le développement du projet. Bien que jugées pertinentes, elles dépassent amplement les limites qui ont été fixées pour le développement de ce système.</text:span></text:p>
      <text:p text:style-name="Text_20_body"><text:tab/><text:span text:style-name="T13">Il aurait été possible d'interfacer l'application avec des systèmes extérieurs dans le but de faciliter la saisie et d'automatiser un certain nombre de processus, réduisant par la même le risque d'erreurs et d'insertion de mauvaises données. On pense par exemple à des systèmes de bases de données géographique utiles pour automatiser la saisie des latitudes, longitudes et altitudes nécessaires à notre système. On aurait aussi pu intégrer un module permettant de récupérer automatiquement les informations météorologiques qui peuvent influer sur le déroulement de la course ainsi que les résultats.</text:span></text:p>
      <text:p text:style-name="P18"><text:span text:style-name="T13"><text:tab/>Afin de ne pas compliquer le système, il a été décidé de n'implémenter le système que pour le tour de France. On aurait pu envisager un plus haut niveau de généricité pour que le système soit utilisé dans le cadre d'autres courses cyclistes par étape (tour d'Espagne, tour d'Italie, ...) dont les règles et le mode de fonctionnement sont très proches. On aurait pu aller encore plus loin en proposant un système compatible avec d'autres courses cyclistes au fonctionnement totalement différent (les courses d'un jour par exemp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background-color="transparent" text:number-lines="false" text:line-number="0" style:vertical-align="baseline">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prefix="Partie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I">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3T15:00:19.667728000</meta:creation-date>
    <dc:date>2014-04-15T00:49:56.151191000</dc:date>
    <meta:editing-duration>PT5H54M2S</meta:editing-duration>
    <meta:editing-cycles>22</meta:editing-cycles>
    <meta:generator>LibreOffice/4.1.4.2$MacOSX_x86 LibreOffice_project/0a0440ccc0227ad9829de5f46be37cfb6edcf72</meta:generator>
    <meta:document-statistic meta:table-count="2" meta:image-count="0" meta:object-count="0" meta:page-count="9" meta:paragraph-count="114" meta:word-count="2482" meta:character-count="15704" meta:non-whitespace-character-count="13302"/>
  </office:meta>
</office:document-meta>
</file>

<file path=VersionList.xml><?xml version="1.0" encoding="utf-8"?>
<VL:version-list xmlns:dc="http://purl.org/dc/elements/1.1/" xmlns:VL="http://openoffice.org/2001/versions-list">
  <VL:version-entry VL:title="Version1" VL:comment="Clément GHNASSIA&#10;" VL:creator="" dc:date-time="2014-04-14T12:39:25"/>
</VL:version-list>
</file>